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RANDBETWEEN(-5;5)" office:value-type="float" office:value="3" calcext:value-type="float">
            <text:p>3</text:p>
          </table:table-cell>
          <table:table-cell table:formula="of:=[.A3]+[.B3]" office:value-type="float" office:value="13" calcext:value-type="float">
            <text:p>13</text:p>
          </table:table-cell>
          <table:table-cell table:formula="of:=[.B3]+[.C3]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$2]+[.$I$2]*[.H3]" office:value-type="float" office:value="17" calcext:value-type="float">
            <text:p>17</text:p>
          </table:table-cell>
        </table:table-row>
        <table:table-row table:style-name="ro1">
          <table:table-cell table:formula="of:=RANDBETWEEN(-5;5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RANDBETWEEN(-5;5)" office:value-type="float" office:value="5" calcext:value-type="float">
            <text:p>5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B4]+[.C4]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$2]+[.$I$2]*[.H4]" office:value-type="float" office:value="2" calcext:value-type="float">
            <text:p>2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RANDBETWEEN(-5;5)" office:value-type="float" office:value="-1" calcext:value-type="float">
            <text:p>-1</text:p>
          </table:table-cell>
          <table:table-cell table:formula="of:=[.A5]+[.B5]" office:value-type="float" office:value="33" calcext:value-type="float">
            <text:p>33</text:p>
          </table:table-cell>
          <table:table-cell table:formula="of:=[.B5]+[.C5]" office:value-type="float" office:value="29" calcext:value-type="float">
            <text:p>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$2]+[.$I$2]*[.H5]" office:value-type="float" office:value="-13" calcext:value-type="float">
            <text:p>-13</text:p>
          </table:table-cell>
        </table:table-row>
        <table:table-row table:style-name="ro1">
          <table:table-cell table:formula="of:=RANDBETWEEN(-5;5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RANDBETWEEN(-5;5)" office:value-type="float" office:value="4" calcext:value-type="float">
            <text:p>4</text:p>
          </table:table-cell>
          <table:table-cell table:formula="of:=[.A6]+[.B6]" office:value-type="float" office:value="41" calcext:value-type="float">
            <text:p>41</text:p>
          </table:table-cell>
          <table:table-cell table:formula="of:=[.B6]+[.C6]" office:value-type="float" office:value="44" calcext:value-type="float">
            <text:p>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H$2]+[.$I$2]*[.H6]" office:value-type="float" office:value="-28" calcext:value-type="float">
            <text:p>-28</text:p>
          </table:table-cell>
        </table:table-row>
        <table:table-row table:style-name="ro1">
          <table:table-cell table:formula="of:=RANDBETWEEN(-5;5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RANDBETWEEN(-5;5)" office:value-type="float" office:value="0" calcext:value-type="float">
            <text:p>0</text:p>
          </table:table-cell>
          <table:table-cell table:formula="of:=[.A7]+[.B7]" office:value-type="float" office:value="50" calcext:value-type="float">
            <text:p>50</text:p>
          </table:table-cell>
          <table:table-cell table:formula="of:=[.B7]+[.C7]" office:value-type="float" office:value="50" calcext:value-type="float">
            <text:p>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H$2]+[.$I$2]*[.H7]" office:value-type="float" office:value="-43" calcext:value-type="float">
            <text:p>-43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60" calcext:value-type="float">
            <text:p>60</text:p>
          </table:table-cell>
          <table:table-cell table:formula="of:=RANDBETWEEN(-5;5)" office:value-type="float" office:value="-5" calcext:value-type="float">
            <text:p>-5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B8]+[.C8]" office:value-type="float" office:value="55" calcext:value-type="float">
            <text:p>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$2]+[.$I$2]*[.H8]" office:value-type="float" office:value="-58" calcext:value-type="float">
            <text:p>-58</text:p>
          </table:table-cell>
        </table:table-row>
        <table:table-row table:style-name="ro1">
          <table:table-cell table:formula="of:=RANDBETWEEN(-5;5)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9]+[.B9]" office:value-type="float" office:value="74" calcext:value-type="float">
            <text:p>74</text:p>
          </table:table-cell>
          <table:table-cell table:formula="of:=[.B9]+[.C9]" office:value-type="float" office:value="68" calcext:value-type="float">
            <text:p>6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$2]+[.$I$2]*[.H9]" office:value-type="float" office:value="-73" calcext:value-type="float">
            <text:p>-73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80" calcext:value-type="float">
            <text:p>8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10]+[.B10]" office:value-type="float" office:value="75" calcext:value-type="float">
            <text:p>75</text:p>
          </table:table-cell>
          <table:table-cell table:formula="of:=[.B10]+[.C10]" office:value-type="float" office:value="81" calcext:value-type="float">
            <text:p>8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H$2]+[.$I$2]*[.H10]" office:value-type="float" office:value="-88" calcext:value-type="float">
            <text:p>-88</text:p>
          </table:table-cell>
        </table:table-row>
        <table:table-row table:style-name="ro1">
          <table:table-cell table:formula="of:=RANDBETWEEN(-5;5)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11]+[.B11]" office:value-type="float" office:value="94" calcext:value-type="float">
            <text:p>94</text:p>
          </table:table-cell>
          <table:table-cell table:formula="of:=[.B11]+[.C11]" office:value-type="float" office:value="88" calcext:value-type="float">
            <text:p>8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H$2]+[.$I$2]*[.H11]" office:value-type="float" office:value="-103" calcext:value-type="float">
            <text:p>-103</text:p>
          </table:table-cell>
        </table:table-row>
        <table:table-row table:style-name="ro1">
          <table:table-cell table:formula="of:=RANDBETWEEN(-5;5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12]+[.B12]" office:value-type="float" office:value="105" calcext:value-type="float">
            <text:p>105</text:p>
          </table:table-cell>
          <table:table-cell table:formula="of:=[.B12]+[.C12]" office:value-type="float" office:value="96" calcext:value-type="float">
            <text:p>9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$2]+[.$I$2]*[.H12]" office:value-type="float" office:value="-118" calcext:value-type="float">
            <text:p>-118</text:p>
          </table:table-cell>
        </table:table-row>
        <table:table-row table:style-name="ro1">
          <table:table-cell table:formula="of:=RANDBETWEEN(-5;5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13]+[.B13]" office:value-type="float" office:value="110" calcext:value-type="float">
            <text:p>110</text:p>
          </table:table-cell>
          <table:table-cell table:formula="of:=[.B13]+[.C13]" office:value-type="float" office:value="108" calcext:value-type="float">
            <text:p>10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$2]+[.$I$2]*[.H13]" office:value-type="float" office:value="-133" calcext:value-type="float">
            <text:p>-133</text:p>
          </table:table-cell>
        </table:table-row>
        <table:table-row table:style-name="ro1">
          <table:table-cell table:formula="of:=RANDBETWEEN(-5;5)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RANDBETWEEN(-5;5)" office:value-type="float" office:value="-5" calcext:value-type="float">
            <text:p>-5</text:p>
          </table:table-cell>
          <table:table-cell table:formula="of:=[.A14]+[.B14]" office:value-type="float" office:value="122" calcext:value-type="float">
            <text:p>122</text:p>
          </table:table-cell>
          <table:table-cell table:formula="of:=[.B14]+[.C14]" office:value-type="float" office:value="115" calcext:value-type="float">
            <text:p>1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$2]+[.$I$2]*[.H14]" office:value-type="float" office:value="-148" calcext:value-type="float">
            <text:p>-148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130" calcext:value-type="float">
            <text:p>130</text:p>
          </table:table-cell>
          <table:table-cell table:formula="of:=RANDBETWEEN(-5;5)" office:value-type="float" office:value="3" calcext:value-type="float">
            <text:p>3</text:p>
          </table:table-cell>
          <table:table-cell table:formula="of:=[.A15]+[.B15]" office:value-type="float" office:value="129" calcext:value-type="float">
            <text:p>129</text:p>
          </table:table-cell>
          <table:table-cell table:formula="of:=[.B15]+[.C15]" office:value-type="float" office:value="133" calcext:value-type="float">
            <text:p>1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$2]+[.$I$2]*[.H15]" office:value-type="float" office:value="-163" calcext:value-type="float">
            <text:p>-163</text:p>
          </table:table-cell>
        </table:table-row>
        <table:table-row table:style-name="ro1">
          <table:table-cell table:formula="of:=RANDBETWEEN(-5;5)" office:value-type="float" office:value="-3" calcext:value-type="float">
            <text:p>-3</text:p>
          </table:table-cell>
          <table:table-cell office:value-type="float" office:value="140" calcext:value-type="float">
            <text:p>140</text:p>
          </table:table-cell>
          <table:table-cell table:formula="of:=RANDBETWEEN(-5;5)" office:value-type="float" office:value="4" calcext:value-type="float">
            <text:p>4</text:p>
          </table:table-cell>
          <table:table-cell table:formula="of:=[.A16]+[.B16]" office:value-type="float" office:value="137" calcext:value-type="float">
            <text:p>137</text:p>
          </table:table-cell>
          <table:table-cell table:formula="of:=[.B16]+[.C16]" office:value-type="float" office:value="144" calcext:value-type="float">
            <text:p>14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$2]+[.$I$2]*[.H16]" office:value-type="float" office:value="-178" calcext:value-type="float">
            <text:p>-178</text:p>
          </table:table-cell>
        </table:table-row>
        <table:table-row table:style-name="ro1">
          <table:table-cell table:formula="of:=RANDBETWEEN(-5;5)" office:value-type="float" office:value="-3" calcext:value-type="float">
            <text:p>-3</text:p>
          </table:table-cell>
          <table:table-cell office:value-type="float" office:value="150" calcext:value-type="float">
            <text:p>150</text:p>
          </table:table-cell>
          <table:table-cell table:formula="of:=RANDBETWEEN(-5;5)" office:value-type="float" office:value="5" calcext:value-type="float">
            <text:p>5</text:p>
          </table:table-cell>
          <table:table-cell table:formula="of:=[.A17]+[.B17]" office:value-type="float" office:value="147" calcext:value-type="float">
            <text:p>147</text:p>
          </table:table-cell>
          <table:table-cell table:formula="of:=[.B17]+[.C17]" office:value-type="float" office:value="155" calcext:value-type="float">
            <text:p>1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H$2]+[.$I$2]*[.H17]" office:value-type="float" office:value="-193" calcext:value-type="float">
            <text:p>-193</text:p>
          </table:table-cell>
        </table:table-row>
        <table:table-row table:style-name="ro1">
          <table:table-cell table:formula="of:=RANDBETWEEN(-5;5)" office:value-type="float" office:value="-3" calcext:value-type="float">
            <text:p>-3</text:p>
          </table:table-cell>
          <table:table-cell office:value-type="float" office:value="160" calcext:value-type="float">
            <text:p>160</text:p>
          </table:table-cell>
          <table:table-cell table:formula="of:=RANDBETWEEN(-5;5)" office:value-type="float" office:value="-3" calcext:value-type="float">
            <text:p>-3</text:p>
          </table:table-cell>
          <table:table-cell table:formula="of:=[.A18]+[.B18]" office:value-type="float" office:value="157" calcext:value-type="float">
            <text:p>157</text:p>
          </table:table-cell>
          <table:table-cell table:formula="of:=[.B18]+[.C18]" office:value-type="float" office:value="157" calcext:value-type="float">
            <text:p>1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H$2]+[.$I$2]*[.H18]" office:value-type="float" office:value="-208" calcext:value-type="float">
            <text:p>-208</text:p>
          </table:table-cell>
        </table:table-row>
        <table:table-row table:style-name="ro1">
          <table:table-cell table:formula="of:=RANDBETWEEN(-5;5)" office:value-type="float" office:value="-2" calcext:value-type="float">
            <text:p>-2</text:p>
          </table:table-cell>
          <table:table-cell office:value-type="float" office:value="170" calcext:value-type="float">
            <text:p>170</text:p>
          </table:table-cell>
          <table:table-cell table:formula="of:=RANDBETWEEN(-5;5)" office:value-type="float" office:value="3" calcext:value-type="float">
            <text:p>3</text:p>
          </table:table-cell>
          <table:table-cell table:formula="of:=[.A19]+[.B19]" office:value-type="float" office:value="168" calcext:value-type="float">
            <text:p>168</text:p>
          </table:table-cell>
          <table:table-cell table:formula="of:=[.B19]+[.C19]" office:value-type="float" office:value="173" calcext:value-type="float">
            <text:p>17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$2]+[.$I$2]*[.H19]" office:value-type="float" office:value="-223" calcext:value-type="float">
            <text:p>-223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formula="of:=RANDBETWEEN(-5;5)" office:value-type="float" office:value="-3" calcext:value-type="float">
            <text:p>-3</text:p>
          </table:table-cell>
          <table:table-cell table:formula="of:=[.A20]+[.B20]" office:value-type="float" office:value="183" calcext:value-type="float">
            <text:p>183</text:p>
          </table:table-cell>
          <table:table-cell table:formula="of:=[.B20]+[.C20]" office:value-type="float" office:value="177" calcext:value-type="float">
            <text:p>17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$2]+[.$I$2]*[.H20]" office:value-type="float" office:value="-238" calcext:value-type="float">
            <text:p>-238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190" calcext:value-type="float">
            <text:p>19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21]+[.B21]" office:value-type="float" office:value="189" calcext:value-type="float">
            <text:p>189</text:p>
          </table:table-cell>
          <table:table-cell table:formula="of:=[.B21]+[.C21]" office:value-type="float" office:value="191" calcext:value-type="float">
            <text:p>19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H$2]+[.$I$2]*[.H21]" office:value-type="float" office:value="-253" calcext:value-type="float">
            <text:p>-253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table:formula="of:=RANDBETWEEN(-5;5)" office:value-type="float" office:value="5" calcext:value-type="float">
            <text:p>5</text:p>
          </table:table-cell>
          <table:table-cell table:formula="of:=[.A22]+[.B22]" office:value-type="float" office:value="199" calcext:value-type="float">
            <text:p>199</text:p>
          </table:table-cell>
          <table:table-cell table:formula="of:=[.B22]+[.C22]" office:value-type="float" office:value="205" calcext:value-type="float">
            <text:p>2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H$2]+[.$I$2]*[.H22]" office:value-type="float" office:value="-268" calcext:value-type="float">
            <text:p>-268</text:p>
          </table:table-cell>
        </table:table-row>
        <table:table-row table:style-name="ro1">
          <table:table-cell table:formula="of:=RANDBETWEEN(-5;5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formula="of:=RANDBETWEEN(-5;5)" office:value-type="float" office:value="-5" calcext:value-type="float">
            <text:p>-5</text:p>
          </table:table-cell>
          <table:table-cell table:formula="of:=[.A23]+[.B23]" office:value-type="float" office:value="212" calcext:value-type="float">
            <text:p>212</text:p>
          </table:table-cell>
          <table:table-cell table:formula="of:=[.B23]+[.C23]" office:value-type="float" office:value="205" calcext:value-type="float">
            <text:p>20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H$2]+[.$I$2]*[.H23]" office:value-type="float" office:value="-283" calcext:value-type="float">
            <text:p>-283</text:p>
          </table:table-cell>
        </table:table-row>
        <table:table-row table:style-name="ro1">
          <table:table-cell table:formula="of:=RANDBETWEEN(-5;5)" office:value-type="float" office:value="-2" calcext:value-type="float">
            <text:p>-2</text:p>
          </table:table-cell>
          <table:table-cell office:value-type="float" office:value="220" calcext:value-type="float">
            <text:p>220</text:p>
          </table:table-cell>
          <table:table-cell table:formula="of:=RANDBETWEEN(-5;5)" office:value-type="float" office:value="-3" calcext:value-type="float">
            <text:p>-3</text:p>
          </table:table-cell>
          <table:table-cell table:formula="of:=[.A24]+[.B24]" office:value-type="float" office:value="218" calcext:value-type="float">
            <text:p>218</text:p>
          </table:table-cell>
          <table:table-cell table:formula="of:=[.B24]+[.C24]" office:value-type="float" office:value="217" calcext:value-type="float">
            <text:p>21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H$2]+[.$I$2]*[.H24]" office:value-type="float" office:value="-298" calcext:value-type="float">
            <text:p>-298</text:p>
          </table:table-cell>
        </table:table-row>
        <table:table-row table:style-name="ro1">
          <table:table-cell table:formula="of:=RANDBETWEEN(-5;5)" office:value-type="float" office:value="-2" calcext:value-type="float">
            <text:p>-2</text:p>
          </table:table-cell>
          <table:table-cell office:value-type="float" office:value="230" calcext:value-type="float">
            <text:p>230</text:p>
          </table:table-cell>
          <table:table-cell table:formula="of:=RANDBETWEEN(-5;5)" office:value-type="float" office:value="-3" calcext:value-type="float">
            <text:p>-3</text:p>
          </table:table-cell>
          <table:table-cell table:formula="of:=[.A25]+[.B25]" office:value-type="float" office:value="228" calcext:value-type="float">
            <text:p>228</text:p>
          </table:table-cell>
          <table:table-cell table:formula="of:=[.B25]+[.C25]" office:value-type="float" office:value="227" calcext:value-type="float">
            <text:p>22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H$2]+[.$I$2]*[.H25]" office:value-type="float" office:value="-313" calcext:value-type="float">
            <text:p>-313</text:p>
          </table:table-cell>
        </table:table-row>
        <table:table-row table:style-name="ro1">
          <table:table-cell table:formula="of:=RANDBETWEEN(-5;5)" office:value-type="float" office:value="-4" calcext:value-type="float">
            <text:p>-4</text:p>
          </table:table-cell>
          <table:table-cell office:value-type="float" office:value="240" calcext:value-type="float">
            <text:p>24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26]+[.B26]" office:value-type="float" office:value="236" calcext:value-type="float">
            <text:p>236</text:p>
          </table:table-cell>
          <table:table-cell table:formula="of:=[.B26]+[.C26]" office:value-type="float" office:value="241" calcext:value-type="float">
            <text:p>24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H$2]+[.$I$2]*[.H26]" office:value-type="float" office:value="-328" calcext:value-type="float">
            <text:p>-328</text:p>
          </table:table-cell>
        </table:table-row>
        <table:table-row table:style-name="ro1">
          <table:table-cell table:formula="of:=RANDBETWEEN(-5;5)" office:value-type="float" office:value="-3" calcext:value-type="float">
            <text:p>-3</text:p>
          </table:table-cell>
          <table:table-cell office:value-type="float" office:value="250" calcext:value-type="float">
            <text:p>25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27]+[.B27]" office:value-type="float" office:value="247" calcext:value-type="float">
            <text:p>247</text:p>
          </table:table-cell>
          <table:table-cell table:formula="of:=[.B27]+[.C27]" office:value-type="float" office:value="246" calcext:value-type="float">
            <text:p>24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H$2]+[.$I$2]*[.H27]" office:value-type="float" office:value="-343" calcext:value-type="float">
            <text:p>-343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260" calcext:value-type="float">
            <text:p>26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28]+[.B28]" office:value-type="float" office:value="255" calcext:value-type="float">
            <text:p>255</text:p>
          </table:table-cell>
          <table:table-cell table:formula="of:=[.B28]+[.C28]" office:value-type="float" office:value="261" calcext:value-type="float">
            <text:p>26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H$2]+[.$I$2]*[.H28]" office:value-type="float" office:value="-358" calcext:value-type="float">
            <text:p>-358</text:p>
          </table:table-cell>
        </table:table-row>
        <table:table-row table:style-name="ro1">
          <table:table-cell table:formula="of:=RANDBETWEEN(-5;5)" office:value-type="float" office:value="-4" calcext:value-type="float">
            <text:p>-4</text:p>
          </table:table-cell>
          <table:table-cell office:value-type="float" office:value="270" calcext:value-type="float">
            <text:p>270</text:p>
          </table:table-cell>
          <table:table-cell table:formula="of:=RANDBETWEEN(-5;5)" office:value-type="float" office:value="-5" calcext:value-type="float">
            <text:p>-5</text:p>
          </table:table-cell>
          <table:table-cell table:formula="of:=[.A29]+[.B29]" office:value-type="float" office:value="266" calcext:value-type="float">
            <text:p>266</text:p>
          </table:table-cell>
          <table:table-cell table:formula="of:=[.B29]+[.C29]" office:value-type="float" office:value="265" calcext:value-type="float">
            <text:p>26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H$2]+[.$I$2]*[.H29]" office:value-type="float" office:value="-373" calcext:value-type="float">
            <text:p>-373</text:p>
          </table:table-cell>
        </table:table-row>
        <table:table-row table:style-name="ro1">
          <table:table-cell table:formula="of:=RANDBETWEEN(-5;5)" office:value-type="float" office:value="-2" calcext:value-type="float">
            <text:p>-2</text:p>
          </table:table-cell>
          <table:table-cell office:value-type="float" office:value="280" calcext:value-type="float">
            <text:p>280</text:p>
          </table:table-cell>
          <table:table-cell table:formula="of:=RANDBETWEEN(-5;5)" office:value-type="float" office:value="2" calcext:value-type="float">
            <text:p>2</text:p>
          </table:table-cell>
          <table:table-cell table:formula="of:=[.A30]+[.B30]" office:value-type="float" office:value="278" calcext:value-type="float">
            <text:p>278</text:p>
          </table:table-cell>
          <table:table-cell table:formula="of:=[.B30]+[.C30]" office:value-type="float" office:value="282" calcext:value-type="float">
            <text:p>28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H$2]+[.$I$2]*[.H30]" office:value-type="float" office:value="-388" calcext:value-type="float">
            <text:p>-388</text:p>
          </table:table-cell>
        </table:table-row>
        <table:table-row table:style-name="ro1">
          <table:table-cell table:formula="of:=RANDBETWEEN(-5;5)" office:value-type="float" office:value="-3" calcext:value-type="float">
            <text:p>-3</text:p>
          </table:table-cell>
          <table:table-cell office:value-type="float" office:value="290" calcext:value-type="float">
            <text:p>290</text:p>
          </table:table-cell>
          <table:table-cell table:formula="of:=RANDBETWEEN(-5;5)" office:value-type="float" office:value="2" calcext:value-type="float">
            <text:p>2</text:p>
          </table:table-cell>
          <table:table-cell table:formula="of:=[.A31]+[.B31]" office:value-type="float" office:value="287" calcext:value-type="float">
            <text:p>287</text:p>
          </table:table-cell>
          <table:table-cell table:formula="of:=[.B31]+[.C31]" office:value-type="float" office:value="292" calcext:value-type="float">
            <text:p>29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H$2]+[.$I$2]*[.H31]" office:value-type="float" office:value="-403" calcext:value-type="float">
            <text:p>-403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table:formula="of:=RANDBETWEEN(-5;5)" office:value-type="float" office:value="4" calcext:value-type="float">
            <text:p>4</text:p>
          </table:table-cell>
          <table:table-cell table:formula="of:=[.A32]+[.B32]" office:value-type="float" office:value="299" calcext:value-type="float">
            <text:p>299</text:p>
          </table:table-cell>
          <table:table-cell table:formula="of:=[.B32]+[.C32]" office:value-type="float" office:value="304" calcext:value-type="float">
            <text:p>30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H$2]+[.$I$2]*[.H32]" office:value-type="float" office:value="-418" calcext:value-type="float">
            <text:p>-418</text:p>
          </table:table-cell>
        </table:table-row>
      </table:table>
      <table:table table:name="Full2" table:style-name="ta1">
        <table:table-column table:style-name="co1" table:number-columns-repeated="2" table:default-cell-style-name="Default"/>
        <table:table-row table:style-name="ro1">
          <table:table-cell office:value-type="float" office:value="757" calcext:value-type="float">
            <text:p>757</text:p>
          </table:table-cell>
          <table:table-cell table:formula="of:=POWER([.A1];2)" office:value-type="float" office:value="573049" calcext:value-type="float">
            <text:p>57304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POWER([.A2];2)" office:value-type="float" office:value="1860496" calcext:value-type="float">
            <text:p>18604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POWER([.A3];2)" office:value-type="float" office:value="18769" calcext:value-type="float">
            <text:p>1876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POWER([.A4];2)" office:value-type="float" office:value="1993744" calcext:value-type="float">
            <text:p>19937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POWER([.A5];2)" office:value-type="float" office:value="34969" calcext:value-type="float">
            <text:p>3496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POWER([.A6];2)" office:value-type="float" office:value="1232100" calcext:value-type="float">
            <text:p>123210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POWER([.A7];2)" office:value-type="float" office:value="1483524" calcext:value-type="float">
            <text:p>148352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POWER([.A8];2)" office:value-type="float" office:value="316969" calcext:value-type="float">
            <text:p>31696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POWER([.A9];2)" office:value-type="float" office:value="1324801" calcext:value-type="float">
            <text:p>132480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POWER([.A10];2)" office:value-type="float" office:value="680625" calcext:value-type="float">
            <text:p>68062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POWER([.A11];2)" office:value-type="float" office:value="1247689" calcext:value-type="float">
            <text:p>124768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POWER([.A12];2)" office:value-type="float" office:value="2166784" calcext:value-type="float">
            <text:p>21667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[.A13];2)"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POWER([.A14];2)" office:value-type="float" office:value="1238769" calcext:value-type="float">
            <text:p>1238769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POWER([.A15];2)" office:value-type="float" office:value="2117025" calcext:value-type="float">
            <text:p>211702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POWER([.A16];2)" office:value-type="float" office:value="1800964" calcext:value-type="float">
            <text:p>180096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POWER([.A17];2)" office:value-type="float" office:value="552049" calcext:value-type="float">
            <text:p>5520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POWER([.A18];2)" office:value-type="float" office:value="34225" calcext:value-type="float">
            <text:p>3422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POWER([.A19];2)" office:value-type="float" office:value="1510441" calcext:value-type="float">
            <text:p>151044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POWER([.A20];2)" office:value-type="float" office:value="2134521" calcext:value-type="float">
            <text:p>2134521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Full4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13" calcext:value-type="float">
            <text:p>-2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08" calcext:value-type="float">
            <text:p>-3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10" calcext:value-type="float">
            <text:p>-3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28" calcext:value-type="float">
            <text:p>-3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37" calcext:value-type="float">
            <text:p>-3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57" calcext:value-type="float">
            <text:p>-3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70" calcext:value-type="float">
            <text:p>-3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78" calcext:value-type="float">
            <text:p>-3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95" calcext:value-type="float">
            <text:p>-3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19" calcext:value-type="float">
            <text:p>-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20:02:39.26004286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3:02:52.712855475</meta:creation-date>
    <dc:date>2016-01-22T20:07:47.796800827</dc:date>
    <meta:editing-duration>PT35M49S</meta:editing-duration>
    <meta:editing-cycles>7</meta:editing-cycles>
    <meta:generator>LibreOffice/4.4.7.2$Linux_X86_64 LibreOffice_project/40m0$Build-2</meta:generator>
    <meta:document-statistic meta:table-count="4" meta:cell-count="332" meta:object-count="0"/>
  </office:meta>
</office:document-meta>
</file>